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5c33" officeooo:paragraph-rsid="00135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1">References</text:p>
      <text:p text:style-name="P1"/>
      <text:p text:style-name="P1">https://machinelearningmastery.com/how-to-load-large-datasets-from-directories-for-deep-learning-with-kera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date>2019-10-27T17:55:51.859933227</dc:date>
    <meta:editing-duration>PT51S</meta:editing-duration>
    <meta:editing-cycles>1</meta:editing-cycles>
    <meta:document-statistic meta:table-count="0" meta:image-count="0" meta:object-count="0" meta:page-count="1" meta:paragraph-count="2" meta:word-count="2" meta:character-count="118" meta:non-whitespace-character-count="118"/>
  </office:meta>
</office:document-meta>
</file>